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List_20_Paragraph" style:list-style-name="WWNum1">
      <style:paragraph-properties fo:line-height="150%"/>
    </style:style>
    <style:style style:name="P2" style:family="paragraph" style:parent-style-name="Standard" style:list-style-name="WWNum1"/>
    <style:style style:name="P3" style:family="paragraph" style:parent-style-name="Standard" style:list-style-name="WWNum1">
      <style:paragraph-properties fo:line-height="150%"/>
    </style:style>
    <style:style style:name="T1" style:family="text">
      <style:text-properties fo:color="#0000ff" loext:opacity="100%" style:font-name="Consolas" fo:font-size="9.5pt" style:font-size-asian="9.5pt"/>
    </style:style>
    <style:style style:name="T2" style:family="text">
      <style:text-properties fo:color="#000000" loext:opacity="100%" style:font-name="Consolas" fo:font-size="9.5pt" style:font-size-asian="9.5pt"/>
    </style:style>
    <style:style style:name="T3" style:family="text">
      <style:text-properties fo:color="#000000" loext:opacity="100%" style:font-name="Consolas" fo:font-size="9.5pt" officeooo:rsid="000cb111" style:font-size-asian="9.5pt"/>
    </style:style>
    <style:style style:name="T4" style:family="text">
      <style:text-properties fo:color="#808080" loext:opacity="100%" style:font-name="Consolas" fo:font-size="9.5pt" style:font-size-asian="9.5pt"/>
    </style:style>
    <style:style style:name="T5" style:family="text">
      <style:text-properties fo:color="#ff0000" loext:opacity="100%" style:font-name="Consolas" fo:font-size="9.5pt" style:font-size-asian="9.5p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color="#ff00ff" loext:opacity="100%" style:font-name="Consolas" fo:font-size="9.5pt" style:font-size-asian="9.5pt"/>
    </style:style>
    <style:style style:name="T8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1">
        <text:list-item>
          <text:p text:style-name="P1">Consultar todos los proveedores existentes</text:p>
          <text:list>
            <text:list-header>
              <text:p text:style-name="P3"><text:span text:style-name="T1">SELECT</text:span><text:span text:style-name="T2"> </text:span><text:span text:style-name="T4">*</text:span><text:span text:style-name="T2"> </text:span><text:span text:style-name="T1">FROM</text:span><text:span text:style-name="T2"> PROVEEDORES</text:span></text:p>
            </text:list-header>
          </text:list>
        </text:list-item>
        <text:list-item>
          <text:p text:style-name="P1">Consultar los proveedores cuyo nombre contenga una A.</text:p>
          <text:list>
            <text:list-header>
              <text:p text:style-name="P3"><text:span text:style-name="T1">SELECT</text:span><text:span text:style-name="T2"> </text:span><text:span text:style-name="T4">*</text:span><text:span text:style-name="T2"> </text:span><text:span text:style-name="T1">FROM</text:span><text:span text:style-name="T2"> PROVEEDORES </text:span><text:span text:style-name="T1">WHERE</text:span><text:span text:style-name="T2"> NOMBREPROV </text:span><text:span text:style-name="T4">LIKE</text:span><text:span text:style-name="T2"> </text:span><text:span text:style-name="T5">'%a%'</text:span></text:p>
            </text:list-header>
          </text:list>
        </text:list-item>
        <text:list-item>
          <text:p text:style-name="P1">Obtener los productos cuyo precio se encuentre entre 1€ y 3€. Realizarlo con y sin between. Comentar los resultados.</text:p>
          <text:list>
            <text:list-header>
              <text:p text:style-name="P2" loext:marker-style-name="T2"><text:span text:style-name="T1">SELECT</text:span><text:span text:style-name="T2"> </text:span><text:span text:style-name="T4">*</text:span><text:span text:style-name="T2"> </text:span><text:span text:style-name="T1">FROM</text:span><text:span text:style-name="T2"> PRODUCTOS </text:span><text:span text:style-name="T1">WHERE</text:span><text:span text:style-name="T2"> PRECIOUNIT </text:span><text:span text:style-name="T4">BETWEEN</text:span><text:span text:style-name="T2"> 1 </text:span><text:span text:style-name="T4">AND</text:span><text:span text:style-name="T2"> 3</text:span></text:p>
              <text:p text:style-name="P3"><text:span text:style-name="T1">SELECT</text:span><text:span text:style-name="T2"> </text:span><text:span text:style-name="T4">*</text:span><text:span text:style-name="T2"> </text:span><text:span text:style-name="T1">FROM</text:span><text:span text:style-name="T2"> PRODUCTOS </text:span><text:span text:style-name="T1">WHERE</text:span><text:span text:style-name="T2"> PRECIOUNIT </text:span><text:span text:style-name="T4">&gt;=</text:span><text:span text:style-name="T2"> 1 </text:span><text:span text:style-name="T4">AND</text:span><text:span text:style-name="T2"> PRECIOUNIT </text:span><text:span text:style-name="T4">&lt;=</text:span><text:span text:style-name="T2"> 3</text:span></text:p>
            </text:list-header>
          </text:list>
        </text:list-item>
        <text:list-item>
          <text:p text:style-name="P1">Obtener categoría, descripción, precio en € y precio en pesetas (166,386 pts)</text:p>
          <text:list>
            <text:list-header>
              <text:p text:style-name="P2" loext:marker-style-name="T2"><text:span text:style-name="T1">SELECT</text:span><text:span text:style-name="T2"> CATEGORIAID</text:span><text:span text:style-name="T4">,</text:span><text:span text:style-name="T2"> DESCRIPCION</text:span><text:span text:style-name="T4">,</text:span><text:span text:style-name="T2"> PRECIOUNIT </text:span><text:span text:style-name="T1">AS</text:span><text:span text:style-name="T2"> PRECIO_EURO</text:span><text:span text:style-name="T4">,</text:span><text:span text:style-name="T2"> PRECIOUNIT</text:span><text:span text:style-name="T4">*</text:span><text:span text:style-name="T2">166.386 </text:span><text:span text:style-name="T1">AS</text:span><text:span text:style-name="T2"> PESETAS </text:span><text:span text:style-name="T1">FROM</text:span><text:span text:style-name="T2"> PRODUCTOS</text:span></text:p>
            </text:list-header>
          </text:list>
        </text:list-item>
        <text:list-item>
          <text:p text:style-name="P1">Consultar todas las ventas realizadas por un proveedor en concreto (PRONACA).</text:p>
          <text:list>
            <text:list-header>
              <text:p text:style-name="P2" loext:marker-style-name="T2"><text:span text:style-name="T1">SELECT</text:span><text:span text:style-name="T2"> </text:span><text:span text:style-name="T4">*</text:span></text:p>
              <text:p text:style-name="P2" loext:marker-style-name="T2"><text:span text:style-name="T1">FROM</text:span><text:span text:style-name="T2"> PROVEEDORES PRO</text:span></text:p>
              <text:p text:style-name="P2" loext:marker-style-name="T2"><text:span text:style-name="T4">INNER</text:span><text:span text:style-name="T2"> </text:span><text:span text:style-name="T4">JOIN</text:span><text:span text:style-name="T2"> PRODUCTOS PRODU </text:span><text:span text:style-name="T1">ON</text:span><text:span text:style-name="T2"> PRO</text:span><text:span text:style-name="T4">.</text:span><text:span text:style-name="T2">PROVEEDORID </text:span><text:span text:style-name="T4">=</text:span><text:span text:style-name="T2"> PRODU</text:span><text:span text:style-name="T4">.</text:span><text:span text:style-name="T2">PROVEEDORID</text:span></text:p>
              <text:p text:style-name="P2" loext:marker-style-name="T2"><text:span text:style-name="T4">INNER</text:span><text:span text:style-name="T2"> </text:span><text:span text:style-name="T4">JOIN</text:span><text:span text:style-name="T2"> DETALLE_ORDENES DO </text:span><text:span text:style-name="T1">ON</text:span><text:span text:style-name="T2"> PRODU</text:span><text:span text:style-name="T4">.</text:span><text:span text:style-name="T2">PRODUCTOID </text:span><text:span text:style-name="T4">=</text:span><text:span text:style-name="T2"> DO</text:span><text:span text:style-name="T4">.</text:span><text:span text:style-name="T2">PRODUCTOID</text:span></text:p>
              <text:p text:style-name="P3"><text:span text:style-name="T1">WHERE</text:span><text:span text:style-name="T2"> </text:span><text:span text:style-name="T7">LTRIM</text:span><text:span text:style-name="T4">(</text:span><text:span text:style-name="T7">RTRIM</text:span><text:span text:style-name="T4">(</text:span><text:span text:style-name="T2">PRO</text:span><text:span text:style-name="T4">.</text:span><text:span text:style-name="T2">NOMBREPROV</text:span><text:span text:style-name="T4">))</text:span><text:span text:style-name="T2"> </text:span><text:span text:style-name="T4">LIKE</text:span><text:span text:style-name="T2"> </text:span><text:span text:style-name="T5">'PRONACA'</text:span></text:p>
            </text:list-header>
          </text:list>
        </text:list-item>
        <text:list-item>
          <text:p text:style-name="P1">Consultar que empleado/os ha vendido SALCHICHAS VIENESAS (si hay alguno).</text:p>
          <text:list>
            <text:list-header>
              <text:p text:style-name="P2" loext:marker-style-name="T2"><text:span text:style-name="T1">SELECT</text:span><text:span text:style-name="T2"> EM</text:span><text:span text:style-name="T4">.</text:span><text:span text:style-name="T2">NOMBRE </text:span><text:span text:style-name="T1">AS</text:span><text:span text:style-name="T2"> EMPLEADO</text:span><text:span text:style-name="T4">,</text:span><text:span text:style-name="T2"> PRO</text:span><text:span text:style-name="T4">.</text:span><text:span text:style-name="T2">DESCRIPCION</text:span></text:p>
              <text:p text:style-name="P2" loext:marker-style-name="T2"><text:span text:style-name="T2"><text:tab/></text:span><text:span text:style-name="T1">FROM</text:span><text:span text:style-name="T2"> ORDENES O</text:span></text:p>
              <text:p text:style-name="P2" loext:marker-style-name="T2"><text:span text:style-name="T2"><text:tab/></text:span><text:span text:style-name="T4">INNER</text:span><text:span text:style-name="T2"> </text:span><text:span text:style-name="T4">JOIN</text:span><text:span text:style-name="T2"> DETALLE_ORDENES DO </text:span><text:span text:style-name="T1">ON</text:span><text:span text:style-name="T2"> O</text:span><text:span text:style-name="T4">.</text:span><text:span text:style-name="T2">ORDENID </text:span><text:span text:style-name="T4">=</text:span><text:span text:style-name="T2"> DO</text:span><text:span text:style-name="T4">.</text:span><text:span text:style-name="T2">ORDENID</text:span></text:p>
              <text:p text:style-name="P2" loext:marker-style-name="T2"><text:span text:style-name="T2"><text:tab/></text:span><text:span text:style-name="T4">INNER</text:span><text:span text:style-name="T2"> </text:span><text:span text:style-name="T4">JOIN</text:span><text:span text:style-name="T2"> EMPLEADOS EM </text:span><text:span text:style-name="T1">ON</text:span><text:span text:style-name="T2"> O</text:span><text:span text:style-name="T4">.</text:span><text:span text:style-name="T2">EMPLEADOID </text:span><text:span text:style-name="T4">=</text:span><text:span text:style-name="T2"> EM</text:span><text:span text:style-name="T4">.</text:span><text:span text:style-name="T2">EMPLEADOID</text:span></text:p>
              <text:p text:style-name="P2" loext:marker-style-name="T2"><text:span text:style-name="T2"><text:tab/></text:span><text:span text:style-name="T4">INNER</text:span><text:span text:style-name="T2"> </text:span><text:span text:style-name="T4">JOIN</text:span><text:span text:style-name="T2"> PRODUCTOS PRO </text:span><text:span text:style-name="T1">ON</text:span><text:span text:style-name="T2"> DO</text:span><text:span text:style-name="T4">.</text:span><text:span text:style-name="T2">PRODUCTOID </text:span><text:span text:style-name="T4">=</text:span><text:span text:style-name="T2"> PRO</text:span><text:span text:style-name="T4">.</text:span><text:span text:style-name="T2">PRODUCTOID</text:span></text:p>
              <text:p text:style-name="P3"><text:span text:style-name="T2"><text:tab/></text:span><text:span text:style-name="T1">WHERE</text:span><text:span text:style-name="T2"> PRO</text:span><text:span text:style-name="T4">.</text:span><text:span text:style-name="T2">DESCRIPCION </text:span><text:span text:style-name="T4">LIKE</text:span><text:span text:style-name="T2"> </text:span><text:span text:style-name="T5">'SALCHICHAS VIENESAS'</text:span></text:p>
            </text:list-header>
          </text:list>
        </text:list-item>
        <text:list-item>
          <text:p text:style-name="P1">Consultar las ventas por empleado</text:p>
          <text:list>
            <text:list-header>
              <text:p text:style-name="P2" loext:marker-style-name="T2"><text:span text:style-name="T1">SELECT</text:span><text:span text:style-name="T2"> EM</text:span><text:span text:style-name="T4">.</text:span><text:span text:style-name="T2">NOMBRE </text:span><text:span text:style-name="T1">AS</text:span><text:span text:style-name="T2"> EMPLEADO</text:span><text:span text:style-name="T4">,</text:span><text:span text:style-name="T2"> PRO</text:span><text:span text:style-name="T4">.</text:span><text:span text:style-name="T2">DESCRIPCION </text:span><text:span text:style-name="T1">AS</text:span><text:span text:style-name="T2"> PRODUCTO</text:span></text:p>
              <text:p text:style-name="P2" loext:marker-style-name="T2"><text:span text:style-name="T1">FROM</text:span><text:span text:style-name="T2"> EMPLEADOS EM</text:span></text:p>
              <text:p text:style-name="P2" loext:marker-style-name="T2"><text:span text:style-name="T4">INNER</text:span><text:span text:style-name="T2"> </text:span><text:span text:style-name="T4">JOIN</text:span><text:span text:style-name="T2"> ORDENES O </text:span><text:span text:style-name="T1">ON</text:span><text:span text:style-name="T2"> EM</text:span><text:span text:style-name="T4">.</text:span><text:span text:style-name="T2">EMPLEADOID </text:span><text:span text:style-name="T4">=</text:span><text:span text:style-name="T2"> O</text:span><text:span text:style-name="T4">.</text:span><text:span text:style-name="T2">EMPLEADOID</text:span></text:p>
              <text:p text:style-name="P2" loext:marker-style-name="T2"><text:span text:style-name="T4">INNER</text:span><text:span text:style-name="T2"> </text:span><text:span text:style-name="T4">JOIN</text:span><text:span text:style-name="T2"> DETALLE_ORDENES DO </text:span><text:span text:style-name="T1">ON</text:span><text:span text:style-name="T2"> O</text:span><text:span text:style-name="T4">.</text:span><text:span text:style-name="T2">ORDENID </text:span><text:span text:style-name="T4">=</text:span><text:span text:style-name="T2"> DO</text:span><text:span text:style-name="T4">.</text:span><text:span text:style-name="T2">ORDENID</text:span></text:p>
              <text:p text:style-name="P2" loext:marker-style-name="T2"><text:span text:style-name="T4">INNER</text:span><text:span text:style-name="T2"> </text:span><text:span text:style-name="T4">JOIN</text:span><text:span text:style-name="T2"> PRODUCTOS PRO </text:span><text:span text:style-name="T1">ON</text:span><text:span text:style-name="T2"> DO</text:span><text:span text:style-name="T4">.</text:span><text:span text:style-name="T2">PRODUCTOID </text:span><text:span text:style-name="T4">=</text:span><text:span text:style-name="T2"> PRO</text:span><text:span text:style-name="T4">.</text:span><text:span text:style-name="T2">PRODUCTOID</text:span></text:p>
              <text:p text:style-name="P3"><text:span text:style-name="T1">ORDER</text:span><text:span text:style-name="T2"> </text:span><text:span text:style-name="T1">BY</text:span><text:span text:style-name="T2"> EMPLEAD</text:span><text:span text:style-name="T3">O</text:span></text:p>
            </text:list-header>
          </text:list>
        </text:list-item>
        <text:list-item>
          <text:p text:style-name="P1"><text:soft-page-break/>Consultar los empleados que han realizado más ventas.</text:p>
        </text:list-item>
        <text:list-item>
          <text:p text:style-name="P1">Consultar aquellos empleados que no han realizado ninguna venta.</text:p>
        </text:list-item>
        <text:list-item>
          <text:p text:style-name="P1">Consultar tipo de producto (nombre), precio unidad, existencias en almacén, cantidad vendida, nombre del proveedor, ingresos totales por venta, existencias reales, fecha de venta y descuento aplicado (en caso de no haberlo deberá aparecer un 0)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F" style:font-size-asian="11pt" style:language-asian="ja" style:country-asian="JP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F" style:font-size-asian="11pt" style:language-asian="ja" style:country-asian="JP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Default_20_Paragraph_20_Font_20__28_WW_29_" style:display-name="Default Paragraph Font (WW)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bpjovellanos@outlook.es</meta:initial-creator>
    <meta:editing-cycles>15</meta:editing-cycles>
    <meta:creation-date>2023-01-03T10:56:00</meta:creation-date>
    <dc:date>2023-11-03T13:06:00.653000000</dc:date>
    <dc:language>es-ES</dc:language>
    <meta:editing-duration>PT3H27M44S</meta:editing-duration>
    <meta:generator>LibreOffice/7.6.2.1$Windows_X86_64 LibreOffice_project/56f7684011345957bbf33a7ee678afaf4d2ba333</meta:generator>
    <meta:document-statistic meta:table-count="0" meta:image-count="0" meta:object-count="0" meta:page-count="2" meta:paragraph-count="32" meta:word-count="277" meta:character-count="1899" meta:non-whitespace-character-count="1659"/>
    <meta:user-defined meta:name="AppVersion">16.0000</meta:user-defined>
    <meta:template xlink:type="simple" xlink:actuate="onRequest" xlink:title="Normal.dotm" xlink:href=""/>
  </office:meta>
</office:document-meta>
</file>